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RREGO_DO_JENIPAPO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52 USF MAIS PROFESSOR DR HELIO MENDONC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CORREGO JENIPAPO I, 00001560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51M0S" table:style-name="ce3">
            <text:p>16:51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LY RACHELLY NASCIMENTO DIAS</text:p>
          </table:table-cell>
          <table:table-cell office:value-type="date" office:date-value="2001-04-20T00:00:00" table:style-name="ce2">
            <text:p>20/04/2001</text:p>
          </table:table-cell>
          <table:table-cell office:value-type="string" table:style-name="ce1">
            <text:p>24 anos e 4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323.024-81</text:p>
          </table:table-cell>
          <table:table-cell office:value-type="float" office:value="708206664958447" table:style-name="ce1">
            <text:p>7,08207E+14</text:p>
          </table:table-cell>
          <table:table-cell office:value-type="string" table:style-name="ce1">
            <text:p>(81) 98904-3790</text:p>
          </table:table-cell>
          <table:table-cell office:value-type="string" table:style-name="ce1">
            <text:p>(81) 99158-7704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m joaquim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72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154" table:style-name="ce1">
            <text:p>154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110/70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Alto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YSIENE ANDRADE DE OLIVEIRA</text:p>
          </table:table-cell>
          <table:table-cell office:value-type="date" office:date-value="1991-10-07T00:00:00" table:style-name="ce2">
            <text:p>07/10/1991</text:p>
          </table:table-cell>
          <table:table-cell office:value-type="string" table:style-name="ce1">
            <text:p>33 anos e 10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9.979.734-28</text:p>
          </table:table-cell>
          <table:table-cell office:value-type="float" office:value="706806230362925" table:style-name="ce1">
            <text:p>7,06806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355-35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lcinéia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5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3" table:style-name="ce1">
            <text:p>54,3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06/64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KAROLAYNE FONSECA FERREIRA</text:p>
          </table:table-cell>
          <table:table-cell office:value-type="date" office:date-value="2001-01-22T00:00:00" table:style-name="ce2">
            <text:p>22/01/2001</text:p>
          </table:table-cell>
          <table:table-cell office:value-type="string" table:style-name="ce1">
            <text:p>24 anos e 7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4.515.774-69</text:p>
          </table:table-cell>
          <table:table-cell office:value-type="float" office:value="708006386420020" table:style-name="ce1">
            <text:p>7,08006E+14</text:p>
          </table:table-cell>
          <table:table-cell office:value-type="string" table:style-name="ce1">
            <text:p>(81) 98924-13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ônio pinto lap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asa de 1° Andar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8" table:style-name="ce1">
            <text:p>74,8</text:p>
          </table:table-cell>
          <table:table-cell office:value-type="float" office:value="160" table:style-name="ce1">
            <text:p>160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100/70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Habitual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NARA LARISSA SILVA DE SOUZA</text:p>
          </table:table-cell>
          <table:table-cell office:value-type="date" office:date-value="1999-10-26T00:00:00" table:style-name="ce2">
            <text:p>26/10/1999</text:p>
          </table:table-cell>
          <table:table-cell office:value-type="string" table:style-name="ce1">
            <text:p>25 anos e 10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062.294-01</text:p>
          </table:table-cell>
          <table:table-cell office:value-type="float" office:value="209054146880005" table:style-name="ce1">
            <text:p>2,09054E+14</text:p>
          </table:table-cell>
          <table:table-cell office:value-type="string" table:style-name="ce1">
            <text:p>(81) 99208-51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jano de moraes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O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4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147" table:style-name="ce1">
            <text:p>147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100/7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NÃ NICACIO DA SILVA</text:p>
          </table:table-cell>
          <table:table-cell office:value-type="date" office:date-value="1996-07-20T00:00:00" table:style-name="ce2">
            <text:p>20/07/1996</text:p>
          </table:table-cell>
          <table:table-cell office:value-type="string" table:style-name="ce1">
            <text:p>29 anos e 1 mê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1.857.114-22</text:p>
          </table:table-cell>
          <table:table-cell office:value-type="float" office:value="708204162071444" table:style-name="ce1">
            <text:p>7,08204E+14</text:p>
          </table:table-cell>
          <table:table-cell office:value-type="string" table:style-name="ce1">
            <text:p>(81) 98460-33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ão valeriano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7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9" table:style-name="ce1">
            <text:p>63,9</text:p>
          </table:table-cell>
          <table:table-cell office:value-type="float" office:value="157" table:style-name="ce1">
            <text:p>157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100/70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ELLY KAROLINE FERREIRA</text:p>
          </table:table-cell>
          <table:table-cell office:value-type="date" office:date-value="2002-08-05T00:00:00" table:style-name="ce2">
            <text:p>05/08/2002</text:p>
          </table:table-cell>
          <table:table-cell office:value-type="string" table:style-name="ce1">
            <text:p>23 ano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213.634-09</text:p>
          </table:table-cell>
          <table:table-cell office:value-type="float" office:value="705807486576730" table:style-name="ce1">
            <text:p>7,05807E+14</text:p>
          </table:table-cell>
          <table:table-cell office:value-type="string" table:style-name="ce1">
            <text:p>(81) 98608-84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08-84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undina de negreiros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3" table:style-name="ce1">
            <text:p>56,3</text:p>
          </table:table-cell>
          <table:table-cell office:value-type="float" office:value="145" table:style-name="ce1">
            <text:p>145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0/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LETICIA IVO DE OLIVEIRA</text:p>
          </table:table-cell>
          <table:table-cell office:value-type="date" office:date-value="2010-04-05T00:00:00" table:style-name="ce2">
            <text:p>05/04/2010</text:p>
          </table:table-cell>
          <table:table-cell office:value-type="string" table:style-name="ce1">
            <text:p>15 anos e 4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9.342.054-64</text:p>
          </table:table-cell>
          <table:table-cell office:value-type="float" office:value="708106533940138" table:style-name="ce1">
            <text:p>7,08107E+14</text:p>
          </table:table-cell>
          <table:table-cell office:value-type="string" table:style-name="ce1">
            <text:p>(81) 99739-5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739-57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undina negreiros de araújo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AURELANE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7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90/60</text:p>
          </table:table-cell>
          <table:table-cell office:value-type="date" office:date-value="2025-03-19T00:00:00" table:style-name="ce2">
            <text:p>19/03/2025</text:p>
          </table:table-cell>
          <table:table-cell office:value-type="string" table:style-name="ce1">
            <text:p>Habitual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IANCA MOREIRA DE ANDRADE</text:p>
          </table:table-cell>
          <table:table-cell office:value-type="date" office:date-value="1990-10-29T00:00:00" table:style-name="ce2">
            <text:p>29/10/1990</text:p>
          </table:table-cell>
          <table:table-cell office:value-type="string" table:style-name="ce1">
            <text:p>34 anos e 10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3.316.284-71</text:p>
          </table:table-cell>
          <table:table-cell office:value-type="float" office:value="708405706326866" table:style-name="ce1">
            <text:p>7,08406E+14</text:p>
          </table:table-cell>
          <table:table-cell office:value-type="string" table:style-name="ce1">
            <text:p>(81) 99683-90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83-90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ve de março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9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8" table:style-name="ce1">
            <text:p>48,8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10/7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RICY DA SILVA SANTOS</text:p>
          </table:table-cell>
          <table:table-cell office:value-type="date" office:date-value="2008-08-20T00:00:00" table:style-name="ce2">
            <text:p>20/08/2008</text:p>
          </table:table-cell>
          <table:table-cell office:value-type="string" table:style-name="ce1">
            <text:p>17 ano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0.505.674-09</text:p>
          </table:table-cell>
          <table:table-cell office:value-type="float" office:value="702009321540386" table:style-name="ce1">
            <text:p>7,02009E+14</text:p>
          </table:table-cell>
          <table:table-cell office:value-type="string" table:style-name="ce1">
            <text:p>(81) 98956-1902</text:p>
          </table:table-cell>
          <table:table-cell office:value-type="string" table:style-name="ce1">
            <text:p>(81) 99631-5790</text:p>
          </table:table-cell>
          <table:table-cell office:value-type="string" table:style-name="ce1">
            <text:p>(81) 99631-579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stanhola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JOYCE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5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8" table:style-name="ce1">
            <text:p>53,8</text:p>
          </table:table-cell>
          <table:table-cell office:value-type="float" office:value="150" table:style-name="ce1">
            <text:p>150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100/80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Habitual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LY VITORIA DOS SANTOS</text:p>
          </table:table-cell>
          <table:table-cell office:value-type="date" office:date-value="2001-08-16T00:00:00" table:style-name="ce2">
            <text:p>16/08/2001</text:p>
          </table:table-cell>
          <table:table-cell office:value-type="string" table:style-name="ce1">
            <text:p>24 ano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1.417.494-24</text:p>
          </table:table-cell>
          <table:table-cell office:value-type="float" office:value="700007542349109" table:style-name="ce1">
            <text:p>7,00008E+14</text:p>
          </table:table-cell>
          <table:table-cell office:value-type="string" table:style-name="ce1">
            <text:p>(81) 98782-03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782-037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ve de março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EMILLY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92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6" table:style-name="ce1">
            <text:p>83,6</text:p>
          </table:table-cell>
          <table:table-cell office:value-type="float" office:value="170" table:style-name="ce1">
            <text:p>170</text:p>
          </table:table-cell>
          <table:table-cell office:value-type="date" office:date-value="2021-12-14T00:00:00" table:style-name="ce2">
            <text:p>14/12/2021</text:p>
          </table:table-cell>
          <table:table-cell office:value-type="string" table:style-name="ce1">
            <text:p>130/80</text:p>
          </table:table-cell>
          <table:table-cell office:value-type="date" office:date-value="2023-02-28T00:00:00" table:style-name="ce2">
            <text:p>28/0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1" table:style-name="ce1">
            <text:p>23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ICIA GUEDES DO NASCIMENTO</text:p>
          </table:table-cell>
          <table:table-cell office:value-type="date" office:date-value="1994-08-17T00:00:00" table:style-name="ce2">
            <text:p>17/08/1994</text:p>
          </table:table-cell>
          <table:table-cell office:value-type="string" table:style-name="ce1">
            <text:p>31 ano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122.694-97</text:p>
          </table:table-cell>
          <table:table-cell office:value-type="float" office:value="700002325450206" table:style-name="ce1">
            <text:p>7,00002E+14</text:p>
          </table:table-cell>
          <table:table-cell office:value-type="string" table:style-name="ce1">
            <text:p>(81) 99904-20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04-20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ve de março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92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" table:style-name="ce1">
            <text:p>88</text:p>
          </table:table-cell>
          <table:table-cell office:value-type="float" office:value="165" table:style-name="ce1">
            <text:p>165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120/70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Alto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PHANNY MUNIZ ALVES</text:p>
          </table:table-cell>
          <table:table-cell office:value-type="date" office:date-value="1994-02-03T00:00:00" table:style-name="ce2">
            <text:p>03/02/1994</text:p>
          </table:table-cell>
          <table:table-cell office:value-type="string" table:style-name="ce1">
            <text:p>31 anos e 6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444.444-77</text:p>
          </table:table-cell>
          <table:table-cell office:value-type="float" office:value="700509992109351" table:style-name="ce1">
            <text:p>7,0051E+14</text:p>
          </table:table-cell>
          <table:table-cell office:value-type="string" table:style-name="ce1">
            <text:p>(81) 99613-6740</text:p>
          </table:table-cell>
          <table:table-cell office:value-type="string" table:style-name="ce1">
            <text:p>(81) 3072-0110</text:p>
          </table:table-cell>
          <table:table-cell office:value-type="string" table:style-name="ce1">
            <text:p>(81) 3266-36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rraz de vasconcelo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7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2" table:style-name="ce1">
            <text:p>61,2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00/7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Alto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NA GOMES DO PRADO</text:p>
          </table:table-cell>
          <table:table-cell office:value-type="date" office:date-value="1995-10-01T00:00:00" table:style-name="ce2">
            <text:p>01/10/1995</text:p>
          </table:table-cell>
          <table:table-cell office:value-type="string" table:style-name="ce1">
            <text:p>29 anos e 11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599.447-12</text:p>
          </table:table-cell>
          <table:table-cell office:value-type="float" office:value="706204094845463" table:style-name="ce1">
            <text:p>7,06204E+14</text:p>
          </table:table-cell>
          <table:table-cell office:value-type="string" table:style-name="ce1">
            <text:p>(81) 99100-30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100-30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undina negreiros de araújo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7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3" table:style-name="ce1">
            <text:p>63,3</text:p>
          </table:table-cell>
          <table:table-cell office:value-type="float" office:value="167" table:style-name="ce1">
            <text:p>167</text:p>
          </table:table-cell>
          <table:table-cell office:value-type="date" office:date-value="2024-01-15T00:00:00" table:style-name="ce2">
            <text:p>15/01/2024</text:p>
          </table:table-cell>
          <table:table-cell office:value-type="string" table:style-name="ce1">
            <text:p>100/60</text:p>
          </table:table-cell>
          <table:table-cell office:value-type="date" office:date-value="2024-01-15T00:00:00" table:style-name="ce2">
            <text:p>15/01/2024</text:p>
          </table:table-cell>
          <table:table-cell office:value-type="string" table:style-name="ce1">
            <text:p>Habitual</text:p>
          </table:table-cell>
          <table:table-cell office:value-type="float" office:value="110" table:style-name="ce1">
            <text:p>110</text:p>
          </table:table-cell>
          <table:table-cell office:value-type="float" office:value="4" table:style-name="ce1">
            <text:p>4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ERNANDA GABRIELA DE AQUINO DOS SANTOS</text:p>
          </table:table-cell>
          <table:table-cell office:value-type="date" office:date-value="1998-06-16T00:00:00" table:style-name="ce2">
            <text:p>16/06/1998</text:p>
          </table:table-cell>
          <table:table-cell office:value-type="string" table:style-name="ce1">
            <text:p>27 anos e 2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0.179.014-81</text:p>
          </table:table-cell>
          <table:table-cell office:value-type="float" office:value="706808773873922" table:style-name="ce1">
            <text:p>7,06809E+14</text:p>
          </table:table-cell>
          <table:table-cell office:value-type="string" table:style-name="ce1">
            <text:p>(81) 98690-49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222-835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ua popular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O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9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.9" table:style-name="ce1">
            <text:p>98,9</text:p>
          </table:table-cell>
          <table:table-cell office:value-type="float" office:value="159" table:style-name="ce1">
            <text:p>159</text:p>
          </table:table-cell>
          <table:table-cell office:value-type="date" office:date-value="2025-05-28T00:00:00" table:style-name="ce2">
            <text:p>28/05/2025</text:p>
          </table:table-cell>
          <table:table-cell office:value-type="string" table:style-name="ce1">
            <text:p>120/80</text:p>
          </table:table-cell>
          <table:table-cell office:value-type="date" office:date-value="2025-04-30T00:00:00" table:style-name="ce2">
            <text:p>30/04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TLEN DIANA PEREIRA DA SILVA</text:p>
          </table:table-cell>
          <table:table-cell office:value-type="date" office:date-value="2009-12-05T00:00:00" table:style-name="ce2">
            <text:p>05/12/2009</text:p>
          </table:table-cell>
          <table:table-cell office:value-type="string" table:style-name="ce1">
            <text:p>15 anos e 8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9.157.724-00</text:p>
          </table:table-cell>
          <table:table-cell office:value-type="float" office:value="702606283907844" table:style-name="ce1">
            <text:p>7,02606E+14</text:p>
          </table:table-cell>
          <table:table-cell office:value-type="string" table:style-name="ce1">
            <text:p>(81) 98444-33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aldemar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8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7" table:style-name="ce1">
            <text:p>48,7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110/7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CRISTIANE ALICE DO NASCIMENTO</text:p>
          </table:table-cell>
          <table:table-cell office:value-type="date" office:date-value="1994-02-06T00:00:00" table:style-name="ce2">
            <text:p>06/02/1994</text:p>
          </table:table-cell>
          <table:table-cell office:value-type="string" table:style-name="ce1">
            <text:p>31 anos e 6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708907754541817" table:style-name="ce1">
            <text:p>7,08908E+14</text:p>
          </table:table-cell>
          <table:table-cell office:value-type="string" table:style-name="ce1">
            <text:p>(81) 98872-93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scata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09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0-05-05T00:00:00" table:style-name="ce2">
            <text:p>05/05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9" table:style-name="ce1">
            <text:p>31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RLIR EDUARDA FRANCISCA DOS ANJOS</text:p>
          </table:table-cell>
          <table:table-cell office:value-type="date" office:date-value="1992-05-09T00:00:00" table:style-name="ce2">
            <text:p>09/05/1992</text:p>
          </table:table-cell>
          <table:table-cell office:value-type="string" table:style-name="ce1">
            <text:p>33 anos e 3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235.025.468-27</text:p>
          </table:table-cell>
          <table:table-cell office:value-type="float" office:value="704200766255587" table:style-name="ce1">
            <text:p>7,04201E+14</text:p>
          </table:table-cell>
          <table:table-cell office:value-type="string" table:style-name="ce1">
            <text:p>(81) 99226-22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rancisco campo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22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76" table:style-name="ce1">
            <text:p>176</text:p>
          </table:table-cell>
          <table:table-cell office:value-type="date" office:date-value="2024-10-15T00:00:00" table:style-name="ce2">
            <text:p>15/10/2024</text:p>
          </table:table-cell>
          <table:table-cell office:value-type="string" table:style-name="ce1">
            <text:p>100/70</text:p>
          </table:table-cell>
          <table:table-cell office:value-type="date" office:date-value="2024-10-15T00:00:00" table:style-name="ce2">
            <text:p>15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KA MICHELLE NASCIMENTO DA SIVA</text:p>
          </table:table-cell>
          <table:table-cell office:value-type="date" office:date-value="1994-01-29T00:00:00" table:style-name="ce2">
            <text:p>29/01/1994</text:p>
          </table:table-cell>
          <table:table-cell office:value-type="string" table:style-name="ce1">
            <text:p>31 anos e 7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858.364-32</text:p>
          </table:table-cell>
          <table:table-cell office:value-type="float" office:value="700409484732241" table:style-name="ce1">
            <text:p>7,00409E+14</text:p>
          </table:table-cell>
          <table:table-cell office:value-type="string" table:style-name="ce1">
            <text:p>(81) 99725-71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erraz de vasconcelos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6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4" table:style-name="ce1">
            <text:p>87,4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120/8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NAIDE MARIA MENEZES DE LIMA</text:p>
          </table:table-cell>
          <table:table-cell office:value-type="date" office:date-value="1991-09-03T00:00:00" table:style-name="ce2">
            <text:p>03/09/1991</text:p>
          </table:table-cell>
          <table:table-cell office:value-type="string" table:style-name="ce1">
            <text:p>33 anos e 11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88.283.364-20</text:p>
          </table:table-cell>
          <table:table-cell office:value-type="float" office:value="704002396394565" table:style-name="ce1">
            <text:p>7,04002E+14</text:p>
          </table:table-cell>
          <table:table-cell office:value-type="string" table:style-name="ce1">
            <text:p>(81) 98572-57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rundina negreiros de araujo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150" table:style-name="ce1">
            <text:p>150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110/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YELLE KARLA GOMES DA SILVA</text:p>
          </table:table-cell>
          <table:table-cell office:value-type="date" office:date-value="2006-04-02T00:00:00" table:style-name="ce2">
            <text:p>02/04/2006</text:p>
          </table:table-cell>
          <table:table-cell office:value-type="string" table:style-name="ce1">
            <text:p>19 anos e 4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034.714-40</text:p>
          </table:table-cell>
          <table:table-cell office:value-type="float" office:value="706400698963288" table:style-name="ce1">
            <text:p>7,06401E+14</text:p>
          </table:table-cell>
          <table:table-cell office:value-type="string" table:style-name="ce1">
            <text:p>(81) 98861-34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61-341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lto são sebastiao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5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6" table:style-name="ce1">
            <text:p>87,6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13/63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AINE BARBOSA SANTANA DA ROCHA</text:p>
          </table:table-cell>
          <table:table-cell office:value-type="date" office:date-value="1985-08-25T00:00:00" table:style-name="ce2">
            <text:p>25/08/1985</text:p>
          </table:table-cell>
          <table:table-cell office:value-type="string" table:style-name="ce1">
            <text:p>40 ano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51.695.164-52</text:p>
          </table:table-cell>
          <table:table-cell office:value-type="float" office:value="709609652595376" table:style-name="ce1">
            <text:p>7,0961E+14</text:p>
          </table:table-cell>
          <table:table-cell office:value-type="string" table:style-name="ce1">
            <text:p>(81) 98557-24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33-028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Travessa valdemar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8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65" table:style-name="ce1">
            <text:p>165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110/70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Habitual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MILA MARIA DA SILVA</text:p>
          </table:table-cell>
          <table:table-cell office:value-type="date" office:date-value="2000-06-11T00:00:00" table:style-name="ce2">
            <text:p>11/06/2000</text:p>
          </table:table-cell>
          <table:table-cell office:value-type="string" table:style-name="ce1">
            <text:p>25 anos e 2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2.800.474-01</text:p>
          </table:table-cell>
          <table:table-cell office:value-type="float" office:value="700505785653656" table:style-name="ce1">
            <text:p>7,00506E+14</text:p>
          </table:table-cell>
          <table:table-cell office:value-type="string" table:style-name="ce1">
            <text:p>(81) 99112-08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112-085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Alto do valdemar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8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2" table:style-name="ce1">
            <text:p>80,2</text:p>
          </table:table-cell>
          <table:table-cell office:value-type="float" office:value="151" table:style-name="ce1">
            <text:p>151</text:p>
          </table:table-cell>
          <table:table-cell office:value-type="date" office:date-value="2024-09-09T00:00:00" table:style-name="ce2">
            <text:p>09/09/2024</text:p>
          </table:table-cell>
          <table:table-cell office:value-type="string" table:style-name="ce1">
            <text:p>117/81</text:p>
          </table:table-cell>
          <table:table-cell office:value-type="date" office:date-value="2024-09-09T00:00:00" table:style-name="ce2">
            <text:p>09/09/2024</text:p>
          </table:table-cell>
          <table:table-cell office:value-type="string" table:style-name="ce1">
            <text:p>Habitual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IS FERREIRA DA SILVA MELO</text:p>
          </table:table-cell>
          <table:table-cell office:value-type="date" office:date-value="1991-04-23T00:00:00" table:style-name="ce2">
            <text:p>23/04/1991</text:p>
          </table:table-cell>
          <table:table-cell office:value-type="string" table:style-name="ce1">
            <text:p>34 anos e 4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505.134-84</text:p>
          </table:table-cell>
          <table:table-cell office:value-type="float" office:value="705402424765792" table:style-name="ce1">
            <text:p>7,05402E+14</text:p>
          </table:table-cell>
          <table:table-cell office:value-type="string" table:style-name="ce1">
            <text:p>(81) 98211-17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9 de març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SA DE LAÍS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12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9" table:style-name="ce1">
            <text:p>53,9</text:p>
          </table:table-cell>
          <table:table-cell office:value-type="float" office:value="146" table:style-name="ce1">
            <text:p>146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SA SOARES DE ASSIS</text:p>
          </table:table-cell>
          <table:table-cell office:value-type="date" office:date-value="1998-04-15T00:00:00" table:style-name="ce2">
            <text:p>15/04/1998</text:p>
          </table:table-cell>
          <table:table-cell office:value-type="string" table:style-name="ce1">
            <text:p>27 anos e 4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8.248.134-57</text:p>
          </table:table-cell>
          <table:table-cell office:value-type="float" office:value="707407055071672" table:style-name="ce1">
            <text:p>7,07407E+14</text:p>
          </table:table-cell>
          <table:table-cell office:value-type="string" table:style-name="ce1">
            <text:p>(81) 9852-69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opular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90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5" table:style-name="ce1">
            <text:p>80,5</text:p>
          </table:table-cell>
          <table:table-cell office:value-type="float" office:value="161" table:style-name="ce1">
            <text:p>161</text:p>
          </table:table-cell>
          <table:table-cell office:value-type="date" office:date-value="2024-09-04T00:00:00" table:style-name="ce2">
            <text:p>04/09/2024</text:p>
          </table:table-cell>
          <table:table-cell office:value-type="string" table:style-name="ce1">
            <text:p>110/70</text:p>
          </table:table-cell>
          <table:table-cell office:value-type="date" office:date-value="2024-11-19T00:00:00" table:style-name="ce2">
            <text:p>19/11/2024</text:p>
          </table:table-cell>
          <table:table-cell office:value-type="string" table:style-name="ce1">
            <text:p>Habitual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H ALICE SOUSA DA SILVA</text:p>
          </table:table-cell>
          <table:table-cell office:value-type="date" office:date-value="2003-04-24T00:00:00" table:style-name="ce2">
            <text:p>24/04/2003</text:p>
          </table:table-cell>
          <table:table-cell office:value-type="string" table:style-name="ce1">
            <text:p>22 anos e 4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2.490.484-62</text:p>
          </table:table-cell>
          <table:table-cell office:value-type="float" office:value="706809231548324" table:style-name="ce1">
            <text:p>7,06809E+14</text:p>
          </table:table-cell>
          <table:table-cell office:value-type="string" table:style-name="ce1">
            <text:p>(81) 97401-03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lto santo antônio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2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3.3" table:style-name="ce1">
            <text:p>103,3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8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DA SILVA PIMENTEL</text:p>
          </table:table-cell>
          <table:table-cell office:value-type="date" office:date-value="1992-05-18T00:00:00" table:style-name="ce2">
            <text:p>18/05/1992</text:p>
          </table:table-cell>
          <table:table-cell office:value-type="string" table:style-name="ce1">
            <text:p>33 anos e 3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1.522.994-30</text:p>
          </table:table-cell>
          <table:table-cell office:value-type="float" office:value="709208279396531" table:style-name="ce1">
            <text:p>7,09208E+14</text:p>
          </table:table-cell>
          <table:table-cell office:value-type="string" table:style-name="ce1">
            <text:p>(81) 98965-9922</text:p>
          </table:table-cell>
          <table:table-cell office:value-type="string" table:style-name="ce1">
            <text:p>(91) 5229-9430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rundina negreiros de araújo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7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.3" table:style-name="ce1">
            <text:p>105,3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20/8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ES DOMINGOS DO NASCIMENTO</text:p>
          </table:table-cell>
          <table:table-cell office:value-type="date" office:date-value="2004-10-09T00:00:00" table:style-name="ce2">
            <text:p>09/10/2004</text:p>
          </table:table-cell>
          <table:table-cell office:value-type="string" table:style-name="ce1">
            <text:p>20 anos e 10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100.614-32</text:p>
          </table:table-cell>
          <table:table-cell office:value-type="float" office:value="704208703810785" table:style-name="ce1">
            <text:p>7,04209E+14</text:p>
          </table:table-cell>
          <table:table-cell office:value-type="string" table:style-name="ce1">
            <text:p>(81) 98857-31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o alecrim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24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" table:style-name="ce1">
            <text:p>69,5</text:p>
          </table:table-cell>
          <table:table-cell office:value-type="float" office:value="157" table:style-name="ce1">
            <text:p>157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100/70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LUCINALVA NASCIMENTO</text:p>
          </table:table-cell>
          <table:table-cell office:value-type="date" office:date-value="1995-05-29T00:00:00" table:style-name="ce2">
            <text:p>29/05/1995</text:p>
          </table:table-cell>
          <table:table-cell office:value-type="string" table:style-name="ce1">
            <text:p>30 anos e 3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632.494-25</text:p>
          </table:table-cell>
          <table:table-cell office:value-type="float" office:value="200333285490004" table:style-name="ce1">
            <text:p>2,00333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5" table:style-name="ce1">
            <text:p>61,5</text:p>
          </table:table-cell>
          <table:table-cell office:value-type="float" office:value="139" table:style-name="ce1">
            <text:p>139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05/68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VITORIA PIMENTEL DA SILVA</text:p>
          </table:table-cell>
          <table:table-cell office:value-type="date" office:date-value="2011-01-16T00:00:00" table:style-name="ce2">
            <text:p>16/01/2011</text:p>
          </table:table-cell>
          <table:table-cell office:value-type="string" table:style-name="ce1">
            <text:p>14 anos e 7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8.691.184-64</text:p>
          </table:table-cell>
          <table:table-cell office:value-type="float" office:value="898004801248049" table:style-name="ce1">
            <text:p>8,98005E+14</text:p>
          </table:table-cell>
          <table:table-cell office:value-type="string" table:style-name="ce1">
            <text:p>(00) 00000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Erundina negreiros de araujo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URA OLIVEIRA DA SILVA</text:p>
          </table:table-cell>
          <table:table-cell office:value-type="date" office:date-value="2000-09-12T00:00:00" table:style-name="ce2">
            <text:p>12/09/2000</text:p>
          </table:table-cell>
          <table:table-cell office:value-type="string" table:style-name="ce1">
            <text:p>24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988.794-63</text:p>
          </table:table-cell>
          <table:table-cell office:value-type="float" office:value="704205771860684" table:style-name="ce1">
            <text:p>7,04206E+14</text:p>
          </table:table-cell>
          <table:table-cell office:value-type="string" table:style-name="ce1">
            <text:p>(81) 98640-73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São sebastião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CO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71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1" table:style-name="ce1">
            <text:p>85,1</text:p>
          </table:table-cell>
          <table:table-cell office:value-type="float" office:value="165" table:style-name="ce1">
            <text:p>165</text:p>
          </table:table-cell>
          <table:table-cell office:value-type="date" office:date-value="2023-10-03T00:00:00" table:style-name="ce2">
            <text:p>03/10/2023</text:p>
          </table:table-cell>
          <table:table-cell office:value-type="string" table:style-name="ce1">
            <text:p>100/60</text:p>
          </table:table-cell>
          <table:table-cell office:value-type="date" office:date-value="2023-10-03T00:00:00" table:style-name="ce2">
            <text:p>03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8" table:style-name="ce1">
            <text:p>138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NA VITORIA DO NASCIMENTO</text:p>
          </table:table-cell>
          <table:table-cell office:value-type="date" office:date-value="2005-05-12T00:00:00" table:style-name="ce2">
            <text:p>12/05/2005</text:p>
          </table:table-cell>
          <table:table-cell office:value-type="string" table:style-name="ce1">
            <text:p>20 anos e 3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9.939.434-98</text:p>
          </table:table-cell>
          <table:table-cell office:value-type="float" office:value="898003021536885" table:style-name="ce1">
            <text:p>8,98003E+14</text:p>
          </table:table-cell>
          <table:table-cell office:value-type="string" table:style-name="ce1">
            <text:p>(81) 98693-31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40-0978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Alto são sebastião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4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.9" table:style-name="ce1">
            <text:p>50,9</text:p>
          </table:table-cell>
          <table:table-cell office:value-type="float" office:value="162" table:style-name="ce1">
            <text:p>162</text:p>
          </table:table-cell>
          <table:table-cell office:value-type="date" office:date-value="2024-08-27T00:00:00" table:style-name="ce2">
            <text:p>27/08/2024</text:p>
          </table:table-cell>
          <table:table-cell office:value-type="string" table:style-name="ce1">
            <text:p>100/60</text:p>
          </table:table-cell>
          <table:table-cell office:value-type="date" office:date-value="2024-08-27T00:00:00" table:style-name="ce2">
            <text:p>27/08/2024</text:p>
          </table:table-cell>
          <table:table-cell office:value-type="string" table:style-name="ce1">
            <text:p>Habitual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BRINA ALEXANDRA DA SILVA</text:p>
          </table:table-cell>
          <table:table-cell office:value-type="date" office:date-value="1997-10-29T00:00:00" table:style-name="ce2">
            <text:p>29/10/1997</text:p>
          </table:table-cell>
          <table:table-cell office:value-type="string" table:style-name="ce1">
            <text:p>27 anos e 10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M INFORMAÇÃO</text:p>
          </table:table-cell>
          <table:table-cell office:value-type="string" table:style-name="ce1">
            <text:p>122.314.084-90</text:p>
          </table:table-cell>
          <table:table-cell office:value-type="float" office:value="701209089645110" table:style-name="ce1">
            <text:p>7,01209E+14</text:p>
          </table:table-cell>
          <table:table-cell office:value-type="string" table:style-name="ce1">
            <text:p>(81) 98456-37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Professor antonio luiz lins de barr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xang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980-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400000000000006" table:style-name="ce1">
            <text:p>66,4</text:p>
          </table:table-cell>
          <table:table-cell office:value-type="float" office:value="170" table:style-name="ce1">
            <text:p>170</text:p>
          </table:table-cell>
          <table:table-cell office:value-type="date" office:date-value="2024-11-18T00:00:00" table:style-name="ce2">
            <text:p>18/11/2024</text:p>
          </table:table-cell>
          <table:table-cell office:value-type="string" table:style-name="ce1">
            <text:p>100/60</text:p>
          </table:table-cell>
          <table:table-cell office:value-type="date" office:date-value="2024-11-18T00:00:00" table:style-name="ce2">
            <text:p>18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6:09Z</meta:creation-date>
    <dc:date>2025-09-16T19:36:09Z</dc:date>
  </office:meta>
</office:document-meta>
</file>